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ext-properties style:font-name="Liberation Sans" style:font-name-asian="WenQuanYi Zen Hei" style:font-name-complex="Lohit Hindi"/>
    </style:style>
    <style:style style:name="ce3" style:family="table-cell" style:parent-style-name="Default">
      <style:text-properties fo:color="#cc000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Variabl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N_DIST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N_THETA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em que ter o zero no meio</text:p>
          </table:table-cell>
        </table:table-row>
        <table:table-row table:style-name="ro3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N_D_YAW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em que ter o zero no meio</text:p>
          </table:table-cell>
        </table:table-row>
        <table:table-row table:style-name="ro3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N_PHI_I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em que ter o zero no meio</text:p>
          </table:table-cell>
        </table:table-row>
        <table:table-row table:style-name="ro3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N_V_I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em que ter o zero no meio</text:p>
          </table:table-cell>
        </table:table-row>
        <table:table-row table:style-name="ro3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N_D_V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em que ter o zero no meio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ytes per table entry</text:p>
          </table:table-cell>
          <table:table-cell/>
          <table:table-cell table:formula="of:=10*4+1"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otal entries</text:p>
          </table:table-cell>
          <table:table-cell/>
          <table:table-cell table:style-name="ce1" table:formula="of:=PRODUCT([.E2:.E7])" office:value-type="float" office:value="8568000" calcext:value-type="float">
            <text:p>8,568,00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otal bytes</text:p>
          </table:table-cell>
          <table:table-cell/>
          <table:table-cell table:style-name="ce1" table:formula="of:=PRODUCT([.E2:.E8])" office:value-type="float" office:value="351288000" calcext:value-type="float">
            <text:p>351,288,000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 entries</text:p>
          </table:table-cell>
          <table:table-cell/>
          <table:table-cell table:style-name="ce1" table:formula="of:=PRODUCT([.E2:.E6])" office:value-type="float" office:value="1071000" calcext:value-type="float">
            <text:p>1,071,000</text:p>
          </table:table-cell>
          <table:table-cell table:number-columns-repeated="2"/>
        </table:table-row>
        <table:table-row table:style-name="ro2" table:number-rows-repeated="2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ist" table:style-name="ta1">
        <table:shapes>
          <draw:frame draw:z-index="0" draw:style-name="gr1" svg:width="6.2988in" svg:height="3.5429in" svg:x="5.7642in" svg:y="0.7413in">
            <draw:object draw:notify-on-update-of-ranges="Dist.C7:Dist.C7 Dist.C8:Dist.C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2">
          <table:table-cell office:value-type="string" calcext:value-type="string">
            <text:p>First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2.3" calcext:value-type="float">
            <text:p>2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mon ratio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zero index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elta Dist.</text:p>
          </table:table-cell>
          <table:table-cell table:style-name="Default" office:value-type="string" calcext:value-type="string">
            <text:p>Distance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A$2]*POWER([.$A$4]; [.D8]-[.$A$6])- [.$A$2]" office:value-type="float" office:value="0.414" calcext:value-type="float">
            <text:p>0.4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C9]-[.C8]" office:value-type="float" office:value="0.48852" calcext:value-type="float">
            <text:p>0.48852</text:p>
          </table:table-cell>
          <table:table-cell table:formula="of:=[.$A$2]*POWER([.$A$4]; [.D9]-[.$A$6])- [.$A$2]" office:value-type="float" office:value="0.902519999999999" calcext:value-type="float">
            <text:p>0.902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[.C10]-[.C9]" office:value-type="float" office:value="0.5764536" calcext:value-type="float">
            <text:p>0.5764536</text:p>
          </table:table-cell>
          <table:table-cell table:formula="of:=[.$A$2]*POWER([.$A$4]; [.D10]-[.$A$6])- [.$A$2]" office:value-type="float" office:value="1.4789736" calcext:value-type="float">
            <text:p>1.478973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formula="of:=[.C11]-[.C10]" office:value-type="float" office:value="0.680215247999999" calcext:value-type="float">
            <text:p>0.680215248</text:p>
          </table:table-cell>
          <table:table-cell table:formula="of:=[.$A$2]*POWER([.$A$4]; [.D11]-[.$A$6])- [.$A$2]" office:value-type="float" office:value="2.159188848" calcext:value-type="float">
            <text:p>2.15918884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formula="of:=[.C12]-[.C11]" office:value-type="float" office:value="0.802653992640001" calcext:value-type="float">
            <text:p>0.8026539926</text:p>
          </table:table-cell>
          <table:table-cell table:formula="of:=[.$A$2]*POWER([.$A$4]; [.D12]-[.$A$6])- [.$A$2]" office:value-type="float" office:value="2.96184284064" calcext:value-type="float">
            <text:p>2.961842840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formula="of:=[.C13]-[.C12]" office:value-type="float" office:value="0.947131711315198" calcext:value-type="float">
            <text:p>0.9471317113</text:p>
          </table:table-cell>
          <table:table-cell table:formula="of:=[.$A$2]*POWER([.$A$4]; [.D13]-[.$A$6])- [.$A$2]" office:value-type="float" office:value="3.9089745519552" calcext:value-type="float">
            <text:p>3.90897455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formula="of:=[.C14]-[.C13]" office:value-type="float" office:value="1.11761541935194" calcext:value-type="float">
            <text:p>1.1176154194</text:p>
          </table:table-cell>
          <table:table-cell table:formula="of:=[.$A$2]*POWER([.$A$4]; [.D14]-[.$A$6])- [.$A$2]" office:value-type="float" office:value="5.02658997130713" calcext:value-type="float">
            <text:p>5.02658997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C15]-[.C14]" office:value-type="float" office:value="1.31878619483528" calcext:value-type="float">
            <text:p>1.3187861948</text:p>
          </table:table-cell>
          <table:table-cell table:formula="of:=[.$A$2]*POWER([.$A$4]; [.D15]-[.$A$6])- [.$A$2]" office:value-type="float" office:value="6.34537616614242" calcext:value-type="float">
            <text:p>6.34537616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C16]-[.C15]" office:value-type="float" office:value="1.55616770990564" calcext:value-type="float">
            <text:p>1.5561677099</text:p>
          </table:table-cell>
          <table:table-cell table:formula="of:=[.$A$2]*POWER([.$A$4]; [.D16]-[.$A$6])- [.$A$2]" office:value-type="float" office:value="7.90154387604805" calcext:value-type="float">
            <text:p>7.90154387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formula="of:=[.C17]-[.C16]" office:value-type="float" office:value="1.83627789768865" calcext:value-type="float">
            <text:p>1.8362778977</text:p>
          </table:table-cell>
          <table:table-cell table:formula="of:=[.$A$2]*POWER([.$A$4]; [.D17]-[.$A$6])- [.$A$2]" office:value-type="float" office:value="9.7378217737367" calcext:value-type="float">
            <text:p>9.737821773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table:formula="of:=[.C18]-[.C17]" office:value-type="float" office:value="2.16680791927261" calcext:value-type="float">
            <text:p>2.1668079193</text:p>
          </table:table-cell>
          <table:table-cell table:formula="of:=[.$A$2]*POWER([.$A$4]; [.D18]-[.$A$6])- [.$A$2]" office:value-type="float" office:value="11.9046296930093" calcext:value-type="float">
            <text:p>11.9046296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C19]-[.C18]" office:value-type="float" office:value="2.55683334474167" calcext:value-type="float">
            <text:p>2.5568333447</text:p>
          </table:table-cell>
          <table:table-cell table:formula="of:=[.$A$2]*POWER([.$A$4]; [.D19]-[.$A$6])- [.$A$2]" office:value-type="float" office:value="14.461463037751" calcext:value-type="float">
            <text:p>14.461463037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formula="of:=[.C20]-[.C19]" office:value-type="float" office:value="3.01706334679517" calcext:value-type="float">
            <text:p>3.0170633468</text:p>
          </table:table-cell>
          <table:table-cell table:formula="of:=[.$A$2]*POWER([.$A$4]; [.D20]-[.$A$6])- [.$A$2]" office:value-type="float" office:value="17.4785263845461" calcext:value-type="float">
            <text:p>17.47852638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C21]-[.C20]" office:value-type="float" office:value="3.56013474921831" calcext:value-type="float">
            <text:p>3.5601347492</text:p>
          </table:table-cell>
          <table:table-cell table:formula="of:=[.$A$2]*POWER([.$A$4]; [.D21]-[.$A$6])- [.$A$2]" office:value-type="float" office:value="21.0386611337645" calcext:value-type="float">
            <text:p>21.03866113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[.C22]-[.C21]" office:value-type="float" office:value="4.2009590040776" calcext:value-type="float">
            <text:p>4.2009590041</text:p>
          </table:table-cell>
          <table:table-cell table:formula="of:=[.$A$2]*POWER([.$A$4]; [.D22]-[.$A$6])- [.$A$2]" office:value-type="float" office:value="25.2396201378421" calcext:value-type="float">
            <text:p>25.23962013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C23]-[.C22]" office:value-type="float" office:value="4.95713162481157" calcext:value-type="float">
            <text:p>4.9571316248</text:p>
          </table:table-cell>
          <table:table-cell table:formula="of:=[.$A$2]*POWER([.$A$4]; [.D23]-[.$A$6])- [.$A$2]" office:value-type="float" office:value="30.1967517626536" calcext:value-type="float">
            <text:p>30.19675176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[.C24]-[.C23]" office:value-type="float" office:value="5.84941531727766" calcext:value-type="float">
            <text:p>5.8494153173</text:p>
          </table:table-cell>
          <table:table-cell table:formula="of:=[.$A$2]*POWER([.$A$4]; [.D24]-[.$A$6])- [.$A$2]" office:value-type="float" office:value="36.0461670799313" calcext:value-type="float">
            <text:p>36.0461670799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C25]-[.C24]" office:value-type="float" office:value="6.90231007438763" calcext:value-type="float">
            <text:p>6.9023100744</text:p>
          </table:table-cell>
          <table:table-cell table:formula="of:=[.$A$2]*POWER([.$A$4]; [.D25]-[.$A$6])- [.$A$2]" office:value-type="float" office:value="42.9484771543189" calcext:value-type="float">
            <text:p>42.9484771543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C26]-[.C25]" office:value-type="float" office:value="8.1447258877774" calcext:value-type="float">
            <text:p>8.1447258878</text:p>
          </table:table-cell>
          <table:table-cell table:formula="of:=[.$A$2]*POWER([.$A$4]; [.D26]-[.$A$6])- [.$A$2]" office:value-type="float" office:value="51.0932030420963" calcext:value-type="float">
            <text:p>51.0932030421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C27]-[.C26]" office:value-type="float" office:value="9.61077654757733" calcext:value-type="float">
            <text:p>9.6107765476</text:p>
          </table:table-cell>
          <table:table-cell table:formula="of:=[.$A$2]*POWER([.$A$4]; [.D27]-[.$A$6])- [.$A$2]" office:value-type="float" office:value="60.7039795896736" calcext:value-type="float">
            <text:p>60.7039795897</text:p>
          </table:table-cell>
          <table:table-cell table:style-name="ce3" office:value-type="float" office:value="19" calcext:value-type="float">
            <text:p>19</text:p>
          </table:table-cell>
        </table:table-row>
        <table:table-row table:style-name="ro1">
          <table:table-cell/>
          <table:table-cell table:formula="of:=[.C28]-[.C27]" office:value-type="float" office:value="11.3407163261413" calcext:value-type="float">
            <text:p>11.3407163261</text:p>
          </table:table-cell>
          <table:table-cell table:formula="of:=[.$A$2]*POWER([.$A$4]; [.D28]-[.$A$6])- [.$A$2]" office:value-type="float" office:value="72.0446959158149" calcext:value-type="float">
            <text:p>72.0446959158</text:p>
          </table:table-cell>
          <table:table-cell table:style-name="ce3" office:value-type="float" office:value="20" calcext:value-type="float">
            <text:p>20</text:p>
          </table:table-cell>
        </table:table-row>
      </table:table>
      <table:table table:name="Theta" table:style-name="ta1">
        <table:shapes>
          <draw:frame draw:z-index="0" draw:style-name="gr1" svg:width="6.2988in" svg:height="3.5429in" svg:x="5.6425in" svg:y="1.3201in">
            <draw:object draw:notify-on-update-of-ranges="Theta.C7:Theta.C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mmon Theta</text:p>
          </table:table-cell>
          <table:table-cell/>
        </table:table-row>
        <table:table-row table:style-name="ro4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ximo theta para um lado em graus</text:p>
          </table:table-cell>
          <table:table-cell/>
        </table:table-row>
        <table:table-row table:style-name="ro3">
          <table:table-cell table:number-columns-repeated="2"/>
          <table:table-cell table:formula="of:=2*[.C3]" office:value-type="float" office:value="30" calcext:value-type="float">
            <text:p>30</text:p>
          </table:table-cell>
          <table:table-cell/>
          <table:table-cell office:value-type="string" calcext:value-type="string">
            <text:p>Para os dois lados</text:p>
          </table:table-cell>
          <table:table-cell/>
        </table:table-row>
        <table:table-row table:style-name="ro4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umero de instancias da variavel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formula="of:=360-SUM([.C8:.C22])"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radians</text:p>
          </table:table-cell>
        </table:table-row>
        <table:table-row table:style-name="ro2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9]+[.C8]" office:value-type="float" office:value="56" calcext:value-type="float">
            <text:p>56</text:p>
          </table:table-cell>
          <table:table-cell table:formula="of:=[.E8]*ACOS(-1)/180" office:value-type="float" office:value="0.977384381116825" calcext:value-type="float">
            <text:p>0.9773843811</text:p>
          </table:table-cell>
        </table:table-row>
        <table:table-row table:style-name="ro2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0]+[.C9]" office:value-type="float" office:value="48" calcext:value-type="float">
            <text:p>48</text:p>
          </table:table-cell>
          <table:table-cell table:formula="of:=[.E9]*ACOS(-1)/180" office:value-type="float" office:value="0.837758040957278" calcext:value-type="float">
            <text:p>0.837758041</text:p>
          </table:table-cell>
        </table:table-row>
        <table:table-row table:style-name="ro2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11]+[.C10]" office:value-type="float" office:value="40" calcext:value-type="float">
            <text:p>40</text:p>
          </table:table-cell>
          <table:table-cell table:formula="of:=[.E10]*ACOS(-1)/180" office:value-type="float" office:value="0.698131700797732" calcext:value-type="float">
            <text:p>0.6981317008</text:p>
          </table:table-cell>
        </table:table-row>
        <table:table-row table:style-name="ro2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2]+[.C11]" office:value-type="float" office:value="32" calcext:value-type="float">
            <text:p>32</text:p>
          </table:table-cell>
          <table:table-cell table:formula="of:=[.E11]*ACOS(-1)/180" office:value-type="float" office:value="0.558505360638185" calcext:value-type="float">
            <text:p>0.5585053606</text:p>
          </table:table-cell>
        </table:table-row>
        <table:table-row table:style-name="ro2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13]+[.C12]" office:value-type="float" office:value="24" calcext:value-type="float">
            <text:p>24</text:p>
          </table:table-cell>
          <table:table-cell table:formula="of:=[.E12]*ACOS(-1)/180" office:value-type="float" office:value="0.418879020478639" calcext:value-type="float">
            <text:p>0.4188790205</text:p>
          </table:table-cell>
        </table:table-row>
        <table:table-row table:style-name="ro2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E14]+[.C13]" office:value-type="float" office:value="16" calcext:value-type="float">
            <text:p>16</text:p>
          </table:table-cell>
          <table:table-cell table:formula="of:=[.E13]*ACOS(-1)/180" office:value-type="float" office:value="0.279252680319093" calcext:value-type="float">
            <text:p>0.2792526803</text:p>
          </table:table-cell>
        </table:table-row>
        <table:table-row table:style-name="ro2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E15]+[.C14]" office:value-type="float" office:value="8" calcext:value-type="float">
            <text:p>8</text:p>
          </table:table-cell>
          <table:table-cell table:formula="of:=[.E14]*ACOS(-1)/180" office:value-type="float" office:value="0.139626340159546" calcext:value-type="float">
            <text:p>0.1396263402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E15]+[.C16]" office:value-type="float" office:value="8" calcext:value-type="float">
            <text:p>8</text:p>
          </table:table-cell>
          <table:table-cell table:formula="of:=[.E16]*ACOS(-1)/180" office:value-type="float" office:value="0.139626340159546" calcext:value-type="float">
            <text:p>0.1396263402</text:p>
          </table:table-cell>
        </table:table-row>
        <table:table-row table:style-name="ro2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E16]+[.C17]" office:value-type="float" office:value="16" calcext:value-type="float">
            <text:p>16</text:p>
          </table:table-cell>
          <table:table-cell table:formula="of:=[.E17]*ACOS(-1)/180" office:value-type="float" office:value="0.279252680319093" calcext:value-type="float">
            <text:p>0.2792526803</text:p>
          </table:table-cell>
        </table:table-row>
        <table:table-row table:style-name="ro2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E17]+[.C18]" office:value-type="float" office:value="24" calcext:value-type="float">
            <text:p>24</text:p>
          </table:table-cell>
          <table:table-cell table:formula="of:=[.E18]*ACOS(-1)/180" office:value-type="float" office:value="0.418879020478639" calcext:value-type="float">
            <text:p>0.4188790205</text:p>
          </table:table-cell>
        </table:table-row>
        <table:table-row table:style-name="ro2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E18]+[.C19]" office:value-type="float" office:value="32" calcext:value-type="float">
            <text:p>32</text:p>
          </table:table-cell>
          <table:table-cell table:formula="of:=[.E19]*ACOS(-1)/180" office:value-type="float" office:value="0.558505360638185" calcext:value-type="float">
            <text:p>0.5585053606</text:p>
          </table:table-cell>
        </table:table-row>
        <table:table-row table:style-name="ro2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E19]+[.C20]" office:value-type="float" office:value="40" calcext:value-type="float">
            <text:p>40</text:p>
          </table:table-cell>
          <table:table-cell table:formula="of:=[.E20]*ACOS(-1)/180" office:value-type="float" office:value="0.698131700797732" calcext:value-type="float">
            <text:p>0.6981317008</text:p>
          </table:table-cell>
        </table:table-row>
        <table:table-row table:style-name="ro2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E20]+[.C21]" office:value-type="float" office:value="48" calcext:value-type="float">
            <text:p>48</text:p>
          </table:table-cell>
          <table:table-cell table:formula="of:=[.E21]*ACOS(-1)/180" office:value-type="float" office:value="0.837758040957278" calcext:value-type="float">
            <text:p>0.837758041</text:p>
          </table:table-cell>
        </table:table-row>
        <table:table-row table:style-name="ro2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E21]+[.C22]" office:value-type="float" office:value="56" calcext:value-type="float">
            <text:p>56</text:p>
          </table:table-cell>
          <table:table-cell table:formula="of:=[.E22]*ACOS(-1)/180" office:value-type="float" office:value="0.977384381116825" calcext:value-type="float">
            <text:p>0.9773843811</text:p>
          </table:table-cell>
        </table:table-row>
        <table:table-row table:style-name="ro2" table:number-rows-repeated="1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_Yaw" table:style-name="ta1">
        <table:shapes>
          <draw:frame draw:z-index="0" draw:style-name="gr1" svg:width="10.2094in" svg:height="5.8193in" svg:x="4.6323in" svg:y="0.9965in">
            <draw:object draw:notify-on-update-of-ranges="D_Yaw.B7:D_Yaw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scale factor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mon ratio</text:p>
          </table:table-cell>
          <table:table-cell/>
          <table:table-cell table:formula="of:=[.C8]" office:value-type="float" office:value="52.748517" calcext:value-type="float">
            <text:p>52.748517</text:p>
          </table:table-cell>
          <table:table-cell table:number-columns-repeated="2"/>
        </table:table-row>
        <table:table-row table:style-name="ro2">
          <table:table-cell office:value-type="float" office:value="1.3" calcext:value-type="float">
            <text:p>1.3</text:p>
          </table:table-cell>
          <table:table-cell/>
          <table:table-cell table:formula="of:=2*[.C3]" office:value-type="float" office:value="105.497034" calcext:value-type="float">
            <text:p>105.4970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ro index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/>
          <table:table-cell table:formula="of:=360-SUM([.B8:.B22])" office:value-type="float" office:value="254.502966" calcext:value-type="float">
            <text:p>254.502966</text:p>
          </table:table-cell>
          <table:table-cell table:number-columns-repeated="2"/>
          <table:table-cell office:value-type="string" calcext:value-type="string">
            <text:p>radians</text:p>
          </table:table-cell>
        </table:table-row>
        <table:table-row table:style-name="ro2">
          <table:table-cell/>
          <table:table-cell table:formula="of:=[.C8]-[.C9]" office:value-type="float" office:value="14.480427" calcext:value-type="float">
            <text:p>14.480427</text:p>
          </table:table-cell>
          <table:table-cell table:formula="of:=[.$A$2]*POWER([.$A$4]; ABS([.D8] - [.$A$6]))- [.$A$2]" office:value-type="float" office:value="52.748517" calcext:value-type="float">
            <text:p>52.748517</text:p>
          </table:table-cell>
          <table:table-cell office:value-type="float" office:value="0" calcext:value-type="float">
            <text:p>0</text:p>
          </table:table-cell>
          <table:table-cell table:formula="of:=[.C8]*ACOS(-1)/180" office:value-type="float" office:value="0.920635297194202" calcext:value-type="float">
            <text:p>0.9206352972</text:p>
          </table:table-cell>
        </table:table-row>
        <table:table-row table:style-name="ro2">
          <table:table-cell/>
          <table:table-cell table:formula="of:=[.C9]-[.C10]" office:value-type="float" office:value="11.13879" calcext:value-type="float">
            <text:p>11.13879</text:p>
          </table:table-cell>
          <table:table-cell table:formula="of:=[.$A$2]*POWER([.$A$4]; ABS([.D9] - [.$A$6]))- [.$A$2]" office:value-type="float" office:value="38.26809" calcext:value-type="float">
            <text:p>38.26809</text:p>
          </table:table-cell>
          <table:table-cell office:value-type="float" office:value="1" calcext:value-type="float">
            <text:p>1</text:p>
          </table:table-cell>
          <table:table-cell table:formula="of:=[.C9]*ACOS(-1)/180" office:value-type="float" office:value="0.667904168949517" calcext:value-type="float">
            <text:p>0.6679041689</text:p>
          </table:table-cell>
        </table:table-row>
        <table:table-row table:style-name="ro2">
          <table:table-cell/>
          <table:table-cell table:formula="of:=[.C10]-[.C11]" office:value-type="float" office:value="8.5683" calcext:value-type="float">
            <text:p>8.5683</text:p>
          </table:table-cell>
          <table:table-cell table:formula="of:=[.$A$2]*POWER([.$A$4]; ABS([.D10] - [.$A$6]))- [.$A$2]" office:value-type="float" office:value="27.1293" calcext:value-type="float">
            <text:p>27.1293</text:p>
          </table:table-cell>
          <table:table-cell office:value-type="float" office:value="2" calcext:value-type="float">
            <text:p>2</text:p>
          </table:table-cell>
          <table:table-cell table:formula="of:=[.C10]*ACOS(-1)/180" office:value-type="float" office:value="0.473495608761298" calcext:value-type="float">
            <text:p>0.4734956088</text:p>
          </table:table-cell>
        </table:table-row>
        <table:table-row table:style-name="ro2">
          <table:table-cell/>
          <table:table-cell table:formula="of:=[.C11]-[.C12]" office:value-type="float" office:value="6.59100000000001" calcext:value-type="float">
            <text:p>6.591</text:p>
          </table:table-cell>
          <table:table-cell table:formula="of:=[.$A$2]*POWER([.$A$4]; ABS([.D11] - [.$A$6]))- [.$A$2]" office:value-type="float" office:value="18.561" calcext:value-type="float">
            <text:p>18.561</text:p>
          </table:table-cell>
          <table:table-cell office:value-type="float" office:value="3" calcext:value-type="float">
            <text:p>3</text:p>
          </table:table-cell>
          <table:table-cell table:formula="of:=[.C11]*ACOS(-1)/180" office:value-type="float" office:value="0.323950562462668" calcext:value-type="float">
            <text:p>0.3239505625</text:p>
          </table:table-cell>
        </table:table-row>
        <table:table-row table:style-name="ro2">
          <table:table-cell/>
          <table:table-cell table:formula="of:=[.C12]-[.C13]" office:value-type="float" office:value="5.07" calcext:value-type="float">
            <text:p>5.07</text:p>
          </table:table-cell>
          <table:table-cell table:formula="of:=[.$A$2]*POWER([.$A$4]; ABS([.D12] - [.$A$6]))- [.$A$2]" office:value-type="float" office:value="11.97" calcext:value-type="float">
            <text:p>11.97</text:p>
          </table:table-cell>
          <table:table-cell office:value-type="float" office:value="4" calcext:value-type="float">
            <text:p>4</text:p>
          </table:table-cell>
          <table:table-cell table:formula="of:=[.C12]*ACOS(-1)/180" office:value-type="float" office:value="0.208915911463721" calcext:value-type="float">
            <text:p>0.2089159115</text:p>
          </table:table-cell>
        </table:table-row>
        <table:table-row table:style-name="ro2">
          <table:table-cell/>
          <table:table-cell table:formula="of:=[.C13]-[.C14]" office:value-type="float" office:value="3.9" calcext:value-type="float">
            <text:p>3.9</text:p>
          </table:table-cell>
          <table:table-cell table:formula="of:=[.$A$2]*POWER([.$A$4]; ABS([.D13] - [.$A$6]))- [.$A$2]" office:value-type="float" office:value="6.9" calcext:value-type="float">
            <text:p>6.9</text:p>
          </table:table-cell>
          <table:table-cell office:value-type="float" office:value="5" calcext:value-type="float">
            <text:p>5</text:p>
          </table:table-cell>
          <table:table-cell table:formula="of:=[.C13]*ACOS(-1)/180" office:value-type="float" office:value="0.120427718387609" calcext:value-type="float">
            <text:p>0.1204277184</text:p>
          </table:table-cell>
        </table:table-row>
        <table:table-row table:style-name="ro2">
          <table:table-cell/>
          <table:table-cell table:formula="of:=[.C14]-[.C15]" office:value-type="float" office:value="3" calcext:value-type="float">
            <text:p>3</text:p>
          </table:table-cell>
          <table:table-cell table:formula="of:=[.$A$2]*POWER([.$A$4]; ABS([.D14] - [.$A$6]))- [.$A$2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14]*ACOS(-1)/180" office:value-type="float" office:value="0.0523598775598299" calcext:value-type="float">
            <text:p>0.0523598776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[.$A$2]*POWER([.$A$4]; [.D15] - [.$A$6])- [.$A$2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15]*ACOS(-1)/180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C16]-[.C15]" office:value-type="float" office:value="3" calcext:value-type="float">
            <text:p>3</text:p>
          </table:table-cell>
          <table:table-cell table:formula="of:=[.$A$2]*POWER([.$A$4]; [.D16] - [.$A$6])- [.$A$2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16]*ACOS(-1)/180" office:value-type="float" office:value="0.0523598775598299" calcext:value-type="float">
            <text:p>0.0523598776</text:p>
          </table:table-cell>
        </table:table-row>
        <table:table-row table:style-name="ro2">
          <table:table-cell/>
          <table:table-cell table:formula="of:=[.C17]-[.C16]" office:value-type="float" office:value="3.9" calcext:value-type="float">
            <text:p>3.9</text:p>
          </table:table-cell>
          <table:table-cell table:formula="of:=[.$A$2]*POWER([.$A$4]; [.D17] - [.$A$6])- [.$A$2]" office:value-type="float" office:value="6.9" calcext:value-type="float">
            <text:p>6.9</text:p>
          </table:table-cell>
          <table:table-cell office:value-type="float" office:value="9" calcext:value-type="float">
            <text:p>9</text:p>
          </table:table-cell>
          <table:table-cell table:formula="of:=[.C17]*ACOS(-1)/180" office:value-type="float" office:value="0.120427718387609" calcext:value-type="float">
            <text:p>0.1204277184</text:p>
          </table:table-cell>
        </table:table-row>
        <table:table-row table:style-name="ro2">
          <table:table-cell/>
          <table:table-cell table:formula="of:=[.C18]-[.C17]" office:value-type="float" office:value="5.07" calcext:value-type="float">
            <text:p>5.07</text:p>
          </table:table-cell>
          <table:table-cell table:formula="of:=[.$A$2]*POWER([.$A$4]; [.D18] - [.$A$6])- [.$A$2]" office:value-type="float" office:value="11.97" calcext:value-type="float">
            <text:p>11.97</text:p>
          </table:table-cell>
          <table:table-cell office:value-type="float" office:value="10" calcext:value-type="float">
            <text:p>10</text:p>
          </table:table-cell>
          <table:table-cell table:formula="of:=[.C18]*ACOS(-1)/180" office:value-type="float" office:value="0.208915911463721" calcext:value-type="float">
            <text:p>0.2089159115</text:p>
          </table:table-cell>
        </table:table-row>
        <table:table-row table:style-name="ro2">
          <table:table-cell/>
          <table:table-cell table:formula="of:=[.C19]-[.C18]" office:value-type="float" office:value="6.59100000000001" calcext:value-type="float">
            <text:p>6.591</text:p>
          </table:table-cell>
          <table:table-cell table:formula="of:=[.$A$2]*POWER([.$A$4]; [.D19] - [.$A$6])- [.$A$2]" office:value-type="float" office:value="18.561" calcext:value-type="float">
            <text:p>18.561</text:p>
          </table:table-cell>
          <table:table-cell office:value-type="float" office:value="11" calcext:value-type="float">
            <text:p>11</text:p>
          </table:table-cell>
          <table:table-cell table:formula="of:=[.C19]*ACOS(-1)/180" office:value-type="float" office:value="0.323950562462668" calcext:value-type="float">
            <text:p>0.3239505625</text:p>
          </table:table-cell>
        </table:table-row>
        <table:table-row table:style-name="ro2">
          <table:table-cell/>
          <table:table-cell table:formula="of:=[.C20]-[.C19]" office:value-type="float" office:value="8.5683" calcext:value-type="float">
            <text:p>8.5683</text:p>
          </table:table-cell>
          <table:table-cell table:formula="of:=[.$A$2]*POWER([.$A$4]; [.D20] - [.$A$6])- [.$A$2]" office:value-type="float" office:value="27.1293" calcext:value-type="float">
            <text:p>27.1293</text:p>
          </table:table-cell>
          <table:table-cell office:value-type="float" office:value="12" calcext:value-type="float">
            <text:p>12</text:p>
          </table:table-cell>
          <table:table-cell table:formula="of:=[.C20]*ACOS(-1)/180" office:value-type="float" office:value="0.473495608761298" calcext:value-type="float">
            <text:p>0.4734956088</text:p>
          </table:table-cell>
        </table:table-row>
        <table:table-row table:style-name="ro2">
          <table:table-cell/>
          <table:table-cell table:formula="of:=[.C21]-[.C20]" office:value-type="float" office:value="11.13879" calcext:value-type="float">
            <text:p>11.13879</text:p>
          </table:table-cell>
          <table:table-cell table:formula="of:=[.$A$2]*POWER([.$A$4]; [.D21] - [.$A$6])- [.$A$2]" office:value-type="float" office:value="38.26809" calcext:value-type="float">
            <text:p>38.26809</text:p>
          </table:table-cell>
          <table:table-cell office:value-type="float" office:value="13" calcext:value-type="float">
            <text:p>13</text:p>
          </table:table-cell>
          <table:table-cell table:formula="of:=[.C21]*ACOS(-1)/180" office:value-type="float" office:value="0.667904168949517" calcext:value-type="float">
            <text:p>0.6679041689</text:p>
          </table:table-cell>
        </table:table-row>
        <table:table-row table:style-name="ro2">
          <table:table-cell/>
          <table:table-cell table:formula="of:=[.C22]-[.C21]" office:value-type="float" office:value="14.480427" calcext:value-type="float">
            <text:p>14.480427</text:p>
          </table:table-cell>
          <table:table-cell table:formula="of:=[.$A$2]*POWER([.$A$4]; [.D22] - [.$A$6])- [.$A$2]" office:value-type="float" office:value="52.748517" calcext:value-type="float">
            <text:p>52.748517</text:p>
          </table:table-cell>
          <table:table-cell office:value-type="float" office:value="14" calcext:value-type="float">
            <text:p>14</text:p>
          </table:table-cell>
          <table:table-cell table:formula="of:=[.C22]*ACOS(-1)/180" office:value-type="float" office:value="0.920635297194202" calcext:value-type="float">
            <text:p>0.9206352972</text:p>
          </table:table-cell>
        </table:table-row>
      </table:table>
      <table:table table:name="D_Phi" table:style-name="ta1">
        <table:shapes>
          <draw:frame draw:z-index="0" draw:style-name="gr1" svg:width="6.2988in" svg:height="3.5429in" svg:x="4.6724in" svg:y="1.0941in">
            <draw:object draw:notify-on-update-of-ranges="D_Phi.B7:D_Phi.B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2988in" svg:height="3.5429in" svg:x="10.8677in" svg:y="1.2307in">
            <draw:object draw:notify-on-update-of-ranges="D_Phi.D8:D_Phi.D14 D_Phi.C15:D_Phi.C2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scale factor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mmon ratio</text:p>
          </table:table-cell>
          <table:table-cell/>
          <table:table-cell table:formula="of:=[.C8]" office:value-type="float" office:value="27.6874407572767" calcext:value-type="float">
            <text:p>27.6874407573</text:p>
          </table:table-cell>
          <table:table-cell/>
          <table:table-cell office:value-type="string" calcext:value-type="string">
            <text:p>Maximo phi para um lado em graus</text:p>
          </table:table-cell>
        </table:table-row>
        <table:table-row table:style-name="ro3">
          <table:table-cell office:value-type="float" office:value="1.394" calcext:value-type="float">
            <text:p>1.394</text:p>
          </table:table-cell>
          <table:table-cell/>
          <table:table-cell table:formula="of:=2*[.C3]" office:value-type="float" office:value="55.3748815145535" calcext:value-type="float">
            <text:p>55.3748815146</text:p>
          </table:table-cell>
          <table:table-cell/>
          <table:table-cell office:value-type="string" calcext:value-type="string">
            <text:p>Para os dois lados</text:p>
          </table:table-cell>
        </table:table-row>
        <table:table-row table:style-name="ro3">
          <table:table-cell office:value-type="string" calcext:value-type="string">
            <text:p>zero index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umero de instancias da variave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/>
          <table:table-cell table:formula="of:=360-SUM([.B8:.B22])" office:value-type="float" office:value="304.625118485447" calcext:value-type="float">
            <text:p>304.6251184854</text:p>
          </table:table-cell>
          <table:table-cell table:number-columns-repeated="3"/>
        </table:table-row>
        <table:table-row table:style-name="ro2">
          <table:table-cell/>
          <table:table-cell table:formula="of:=[.C8]-[.C9]" office:value-type="float" office:value="8.67349473340533" calcext:value-type="float">
            <text:p>8.6734947334</text:p>
          </table:table-cell>
          <table:table-cell table:formula="of:=[.$A$2]*POWER([.$A$4]; ABS([.D8] - [.$A$6]))- [.$A$2]" office:value-type="float" office:value="27.6874407572767" calcext:value-type="float">
            <text:p>27.68744075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C9]-[.C10]" office:value-type="float" office:value="6.22201917747872" calcext:value-type="float">
            <text:p>6.2220191775</text:p>
          </table:table-cell>
          <table:table-cell table:formula="of:=[.$A$2]*POWER([.$A$4]; ABS([.D9] - [.$A$6]))- [.$A$2]" office:value-type="float" office:value="19.0139460238714" calcext:value-type="float">
            <text:p>19.01394602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C10]-[.C11]" office:value-type="float" office:value="4.46342839130468" calcext:value-type="float">
            <text:p>4.4634283913</text:p>
          </table:table-cell>
          <table:table-cell table:formula="of:=[.$A$2]*POWER([.$A$4]; ABS([.D10] - [.$A$6]))- [.$A$2]" office:value-type="float" office:value="12.7919268463927" calcext:value-type="float">
            <text:p>12.79192684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table:formula="of:=[.C11]-[.C12]" office:value-type="float" office:value="3.201885503088" calcext:value-type="float">
            <text:p>3.2018855031</text:p>
          </table:table-cell>
          <table:table-cell table:formula="of:=[.$A$2]*POWER([.$A$4]; ABS([.D11] - [.$A$6]))- [.$A$2]" office:value-type="float" office:value="8.328498455088" calcext:value-type="float">
            <text:p>8.328498455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formula="of:=[.C12]-[.C13]" office:value-type="float" office:value="2.296904952" calcext:value-type="float">
            <text:p>2.296904952</text:p>
          </table:table-cell>
          <table:table-cell table:formula="of:=[.$A$2]*POWER([.$A$4]; ABS([.D12] - [.$A$6]))- [.$A$2]" office:value-type="float" office:value="5.126612952" calcext:value-type="float">
            <text:p>5.1266129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table:formula="of:=[.C13]-[.C14]" office:value-type="float" office:value="1.647708" calcext:value-type="float">
            <text:p>1.647708</text:p>
          </table:table-cell>
          <table:table-cell table:formula="of:=[.$A$2]*POWER([.$A$4]; ABS([.D13] - [.$A$6]))- [.$A$2]" office:value-type="float" office:value="2.829708" calcext:value-type="float">
            <text:p>2.82970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formula="of:=[.C14]-[.C15]" office:value-type="float" office:value="1.182" calcext:value-type="float">
            <text:p>1.182</text:p>
          </table:table-cell>
          <table:table-cell table:formula="of:=[.$A$2]*POWER([.$A$4]; ABS([.D14] - [.$A$6]))- [.$A$2]" office:value-type="float" office:value="1.182" calcext:value-type="float">
            <text:p>1.18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[.$A$2]*POWER([.$A$4]; [.D15] - [.$A$6])- [.$A$2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table:formula="of:=[.C16]-[.C15]" office:value-type="float" office:value="1.182" calcext:value-type="float">
            <text:p>1.182</text:p>
          </table:table-cell>
          <table:table-cell table:formula="of:=[.$A$2]*POWER([.$A$4]; [.D16] - [.$A$6])- [.$A$2]" office:value-type="float" office:value="1.182" calcext:value-type="float">
            <text:p>1.18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table:formula="of:=[.C17]-[.C16]" office:value-type="float" office:value="1.647708" calcext:value-type="float">
            <text:p>1.647708</text:p>
          </table:table-cell>
          <table:table-cell table:formula="of:=[.$A$2]*POWER([.$A$4]; [.D17] - [.$A$6])- [.$A$2]" office:value-type="float" office:value="2.829708" calcext:value-type="float">
            <text:p>2.82970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table:formula="of:=[.C18]-[.C17]" office:value-type="float" office:value="2.296904952" calcext:value-type="float">
            <text:p>2.296904952</text:p>
          </table:table-cell>
          <table:table-cell table:formula="of:=[.$A$2]*POWER([.$A$4]; [.D18] - [.$A$6])- [.$A$2]" office:value-type="float" office:value="5.126612952" calcext:value-type="float">
            <text:p>5.1266129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table:formula="of:=[.C19]-[.C18]" office:value-type="float" office:value="3.201885503088" calcext:value-type="float">
            <text:p>3.2018855031</text:p>
          </table:table-cell>
          <table:table-cell table:formula="of:=[.$A$2]*POWER([.$A$4]; [.D19] - [.$A$6])- [.$A$2]" office:value-type="float" office:value="8.328498455088" calcext:value-type="float">
            <text:p>8.32849845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/>
          <table:table-cell table:formula="of:=[.C20]-[.C19]" office:value-type="float" office:value="4.46342839130468" calcext:value-type="float">
            <text:p>4.4634283913</text:p>
          </table:table-cell>
          <table:table-cell table:formula="of:=[.$A$2]*POWER([.$A$4]; [.D20] - [.$A$6])- [.$A$2]" office:value-type="float" office:value="12.7919268463927" calcext:value-type="float">
            <text:p>12.791926846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table:formula="of:=[.C21]-[.C20]" office:value-type="float" office:value="6.22201917747872" calcext:value-type="float">
            <text:p>6.2220191775</text:p>
          </table:table-cell>
          <table:table-cell table:formula="of:=[.$A$2]*POWER([.$A$4]; [.D21] - [.$A$6])- [.$A$2]" office:value-type="float" office:value="19.0139460238714" calcext:value-type="float">
            <text:p>19.013946023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table:formula="of:=[.C22]-[.C21]" office:value-type="float" office:value="8.67349473340533" calcext:value-type="float">
            <text:p>8.6734947334</text:p>
          </table:table-cell>
          <table:table-cell table:formula="of:=[.$A$2]*POWER([.$A$4]; [.D22] - [.$A$6])- [.$A$2]" office:value-type="float" office:value="27.6874407572767" calcext:value-type="float">
            <text:p>27.687440757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N_I_V" table:style-name="ta1">
        <table:shapes>
          <draw:frame draw:z-index="0" draw:style-name="gr1" svg:width="6.2988in" svg:height="3.5429in" svg:x="4.902in" svg:y="1.0646in">
            <draw:object draw:notify-on-update-of-ranges="N_I_V.C7:N_I_V.C7 N_I_V.C8:N_I_V.C1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First</text:p>
          </table:table-cell>
          <table:table-cell table:number-columns-repeated="8"/>
        </table:table-row>
        <table:table-row table:style-name="ro2">
          <table:table-cell office:value-type="float" office:value="1.3" calcext:value-type="float">
            <text:p>1.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ommon ratio</text:p>
          </table:table-cell>
          <table:table-cell/>
          <table:table-cell table:formula="of:=[.C15]" office:value-type="float" office:value="11.1537201494014" calcext:value-type="float">
            <text:p>11.1537201494</text:p>
          </table:table-cell>
          <table:table-cell/>
          <table:table-cell office:value-type="string" calcext:value-type="string">
            <text:p>Maximo V para um lado em m/s</text:p>
          </table:table-cell>
          <table:table-cell table:number-columns-repeated="2"/>
          <table:table-cell table:formula="of:=[.C16]*3.6" office:value-type="float" office:value="57.2349150947639" calcext:value-type="float">
            <text:p>57.2349150948</text:p>
          </table:table-cell>
          <table:table-cell office:value-type="string" calcext:value-type="string">
            <text:p>Km/h</text:p>
          </table:table-cell>
        </table:table-row>
        <table:table-row table:style-name="ro1">
          <table:table-cell office:value-type="float" office:value="1.381" calcext:value-type="float">
            <text:p>1.381</text:p>
          </table:table-cell>
          <table:table-cell/>
          <table:table-cell table:formula="of:=[.C8]" office:value-type="float" office:value="0" calcext:value-type="float">
            <text:p>0</text:p>
          </table:table-cell>
          <table:table-cell/>
          <table:table-cell office:value-type="string" calcext:value-type="string">
            <text:p>Para o outro lado</text:p>
          </table:table-cell>
          <table:table-cell table:number-columns-repeated="2"/>
          <table:table-cell table:formula="of:=[.C8]*3.6" office:value-type="float" office:value="0" calcext:value-type="float">
            <text:p>0</text:p>
          </table:table-cell>
          <table:table-cell office:value-type="string" calcext:value-type="string">
            <text:p>Km/h</text:p>
          </table:table-cell>
        </table:table-row>
        <table:table-row table:style-name="ro3">
          <table:table-cell office:value-type="string" calcext:value-type="string">
            <text:p>zero index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ero de instancias da variavel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lta V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2" table:formula="of:=[.$A$2]*POWER([.$A$4]; [.D8]-[.$A$6])- [.$A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[.C9]-[.C8]" office:value-type="float" office:value="0.4953" calcext:value-type="float">
            <text:p>0.4953</text:p>
          </table:table-cell>
          <table:table-cell table:style-name="ce2" table:formula="of:=[.$A$2]*POWER([.$A$4]; [.D9]-[.$A$6])- [.$A$2]" office:value-type="float" office:value="0.4953" calcext:value-type="float">
            <text:p>0.49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formula="of:=[.C10]-[.C9]" office:value-type="float" office:value="0.6840093" calcext:value-type="float">
            <text:p>0.6840093</text:p>
          </table:table-cell>
          <table:table-cell table:style-name="ce2" table:formula="of:=[.$A$2]*POWER([.$A$4]; [.D10]-[.$A$6])- [.$A$2]" office:value-type="float" office:value="1.1793093" calcext:value-type="float">
            <text:p>1.179309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/>
          <table:table-cell table:formula="of:=[.C11]-[.C10]" office:value-type="float" office:value="0.9446168433" calcext:value-type="float">
            <text:p>0.9446168433</text:p>
          </table:table-cell>
          <table:table-cell table:style-name="ce2" table:formula="of:=[.$A$2]*POWER([.$A$4]; [.D11]-[.$A$6])- [.$A$2]" office:value-type="float" office:value="2.1239261433" calcext:value-type="float">
            <text:p>2.123926143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table:formula="of:=[.C12]-[.C11]" office:value-type="float" office:value="1.3045158605973" calcext:value-type="float">
            <text:p>1.3045158606</text:p>
          </table:table-cell>
          <table:table-cell table:style-name="ce2" table:formula="of:=[.$A$2]*POWER([.$A$4]; [.D12]-[.$A$6])- [.$A$2]" office:value-type="float" office:value="3.4284420038973" calcext:value-type="float">
            <text:p>3.428442003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/>
          <table:table-cell table:formula="of:=[.C13]-[.C12]" office:value-type="float" office:value="1.80153640348487" calcext:value-type="float">
            <text:p>1.8015364035</text:p>
          </table:table-cell>
          <table:table-cell table:style-name="ce2" table:formula="of:=[.$A$2]*POWER([.$A$4]; [.D13]-[.$A$6])- [.$A$2]" office:value-type="float" office:value="5.22997840738217" calcext:value-type="float">
            <text:p>5.229978407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table:formula="of:=[.C14]-[.C13]" office:value-type="float" office:value="2.48792177321261" calcext:value-type="float">
            <text:p>2.4879217732</text:p>
          </table:table-cell>
          <table:table-cell table:style-name="ce2" table:formula="of:=[.$A$2]*POWER([.$A$4]; [.D14]-[.$A$6])- [.$A$2]" office:value-type="float" office:value="7.71790018059478" calcext:value-type="float">
            <text:p>7.717900180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formula="of:=[.C15]-[.C14]" office:value-type="float" office:value="3.43581996880661" calcext:value-type="float">
            <text:p>3.4358199688</text:p>
          </table:table-cell>
          <table:table-cell table:style-name="ce2" table:formula="of:=[.$A$2]*POWER([.$A$4]; [.D15]-[.$A$6])- [.$A$2]" office:value-type="float" office:value="11.1537201494014" calcext:value-type="float">
            <text:p>11.153720149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formula="of:=[.C16]-[.C15]" office:value-type="float" office:value="4.74486737692193" calcext:value-type="float">
            <text:p>4.7448673769</text:p>
          </table:table-cell>
          <table:table-cell table:style-name="ce2" table:formula="of:=[.$A$2]*POWER([.$A$4]; [.D16]-[.$A$6])- [.$A$2]" office:value-type="float" office:value="15.8985875263233" calcext:value-type="float">
            <text:p>15.898587526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 table:number-rows-repeated="8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_D_V" table:style-name="ta1">
        <table:shapes>
          <draw:frame draw:z-index="0" draw:style-name="gr1" svg:width="6.2988in" svg:height="3.5429in" svg:x="4.6996in" svg:y="1.1378in">
            <draw:object draw:notify-on-update-of-ranges="N_D_V.C7:N_D_V.C7 N_D_V.C8:N_D_V.C1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2">
          <table:table-cell office:value-type="string" calcext:value-type="string">
            <text:p>scale factor</text:p>
          </table:table-cell>
          <table:table-cell table:number-columns-repeated="10"/>
        </table:table-row>
        <table:table-row table:style-name="ro3">
          <table:table-cell office:value-type="float" office:value="1.6" calcext:value-type="float">
            <text:p>1.6</text:p>
          </table:table-cell>
          <table:table-cell table:number-columns-repeated="3"/>
          <table:table-cell office:value-type="string" calcext:value-type="string">
            <text:p>Horizonte de tempo fixo e igual a 5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ommon ratio</text:p>
          </table:table-cell>
          <table:table-cell/>
          <table:table-cell table:formula="of:=[.C15]" office:value-type="float" office:value="1.9152" calcext:value-type="float">
            <text:p>1.9152</text:p>
          </table:table-cell>
          <table:table-cell/>
          <table:table-cell office:value-type="string" calcext:value-type="string">
            <text:p>Maximo delta V para um lado em m/s</text:p>
          </table:table-cell>
          <table:table-cell table:number-columns-repeated="2"/>
          <table:table-cell table:formula="of:=[.C15]*3.6" office:value-type="float" office:value="6.89472" calcext:value-type="float">
            <text:p>6.89472</text:p>
          </table:table-cell>
          <table:table-cell office:value-type="string" calcext:value-type="string">
            <text:p>Km/h</text:p>
          </table:table-cell>
          <table:table-cell table:formula="of:=[.H3]/(5*5)" office:value-type="float" office:value="0.2757888" calcext:value-type="float">
            <text:p>0.2757888</text:p>
          </table:table-cell>
          <table:table-cell office:value-type="string" calcext:value-type="string">
            <text:p>Aceleracao maxima (tem que ser proxima de 1.2 m/s2)</text:p>
          </table:table-cell>
        </table:table-row>
        <table:table-row table:style-name="ro3">
          <table:table-cell office:value-type="float" office:value="1.3" calcext:value-type="float">
            <text:p>1.3</text:p>
          </table:table-cell>
          <table:table-cell/>
          <table:table-cell table:formula="of:=[.C8]" office:value-type="float" office:value="-2.96976" calcext:value-type="float">
            <text:p>-2.96976</text:p>
          </table:table-cell>
          <table:table-cell/>
          <table:table-cell office:value-type="string" calcext:value-type="string">
            <text:p>Para o outro lado</text:p>
          </table:table-cell>
          <table:table-cell table:number-columns-repeated="2"/>
          <table:table-cell table:formula="of:=[.C8]*3.6" office:value-type="float" office:value="-10.691136" calcext:value-type="float">
            <text:p>-10.691136</text:p>
          </table:table-cell>
          <table:table-cell office:value-type="string" calcext:value-type="string">
            <text:p>Km/h</text:p>
          </table:table-cell>
          <table:table-cell table:formula="of:=[.H4]/(5*5)" office:value-type="float" office:value="-0.42764544" calcext:value-type="float">
            <text:p>-0.42764544</text:p>
          </table:table-cell>
          <table:table-cell office:value-type="string" calcext:value-type="string">
            <text:p>Aceleracao maxima (tem que ser proxima de 2.7 m/s2)</text:p>
          </table:table-cell>
        </table:table-row>
        <table:table-row table:style-name="ro3">
          <table:table-cell office:value-type="string" calcext:value-type="string">
            <text:p>zero index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ero de instancias da variavel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DeltaDelta V</text:p>
          </table:table-cell>
          <table:table-cell office:value-type="string" calcext:value-type="string">
            <text:p>Delta V</text:p>
          </table:table-cell>
          <table:table-cell table:number-columns-repeated="8"/>
        </table:table-row>
        <table:table-row table:style-name="ro2">
          <table:table-cell/>
          <table:table-cell table:formula="of:=[.C8]-[.C9]" office:value-type="float" office:value="-1.05456" calcext:value-type="float">
            <text:p>-1.05456</text:p>
          </table:table-cell>
          <table:table-cell table:style-name="ce2" table:formula="of:=-([.$A$2]*POWER([.$A$4]; [.$A$6]-[.D8])- [.$A$2])" office:value-type="float" office:value="-2.96976" calcext:value-type="float">
            <text:p>-2.969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formula="of:=[.C9]-[.C10]" office:value-type="float" office:value="-0.8112" calcext:value-type="float">
            <text:p>-0.8112</text:p>
          </table:table-cell>
          <table:table-cell table:style-name="ce2" table:formula="of:=-([.$A$2]*POWER([.$A$4]; [.$A$6]-[.D9])- [.$A$2])" office:value-type="float" office:value="-1.9152" calcext:value-type="float">
            <text:p>-1.915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/>
          <table:table-cell table:formula="of:=[.C10]-[.C11]" office:value-type="float" office:value="-0.624000000000001" calcext:value-type="float">
            <text:p>-0.624</text:p>
          </table:table-cell>
          <table:table-cell table:style-name="ce2" table:formula="of:=-([.$A$2]*POWER([.$A$4]; [.$A$6]-[.D10])- [.$A$2])" office:value-type="float" office:value="-1.104" calcext:value-type="float">
            <text:p>-1.10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/>
          <table:table-cell table:formula="of:=[.C11]-[.C12]" office:value-type="float" office:value="-0.48" calcext:value-type="float">
            <text:p>-0.48</text:p>
          </table:table-cell>
          <table:table-cell table:style-name="ce2" table:formula="of:=-([.$A$2]*POWER([.$A$4]; [.$A$6]-[.D11])- [.$A$2])" office:value-type="float" office:value="-0.48" calcext:value-type="float">
            <text:p>-0.4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2" table:formula="of:=[.$A$2]*POWER([.$A$4]; [.D12]-[.$A$6])- [.$A$2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/>
          <table:table-cell table:formula="of:=[.C13]-[.C12]" office:value-type="float" office:value="0.48" calcext:value-type="float">
            <text:p>0.48</text:p>
          </table:table-cell>
          <table:table-cell table:style-name="ce2" table:formula="of:=[.$A$2]*POWER([.$A$4]; [.D13]-[.$A$6])- [.$A$2]" office:value-type="float" office:value="0.48" calcext:value-type="float">
            <text:p>0.48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/>
          <table:table-cell table:formula="of:=[.C14]-[.C13]" office:value-type="float" office:value="0.624000000000001" calcext:value-type="float">
            <text:p>0.624</text:p>
          </table:table-cell>
          <table:table-cell table:style-name="ce2" table:formula="of:=[.$A$2]*POWER([.$A$4]; [.D14]-[.$A$6])- [.$A$2]" office:value-type="float" office:value="1.104" calcext:value-type="float">
            <text:p>1.10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/>
          <table:table-cell table:formula="of:=[.C15]-[.C14]" office:value-type="float" office:value="0.8112" calcext:value-type="float">
            <text:p>0.8112</text:p>
          </table:table-cell>
          <table:table-cell table:style-name="ce2" table:formula="of:=[.$A$2]*POWER([.$A$4]; [.D15]-[.$A$6])- [.$A$2]" office:value-type="float" office:value="1.9152" calcext:value-type="float">
            <text:p>1.9152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 calcext:value-type="string">
            <text:p>V = at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A = V/t2</text:p>
          </table:table-cell>
          <table:table-cell table:number-columns-repeated="9"/>
        </table:table-row>
        <table:table-row table:style-name="ro2" table:number-rows-repeated="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1:50:06.394186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creation-date>2015-06-10T23:09:19</meta:creation-date>
    <dc:date>2017-01-19T19:03:43.469230650</dc:date>
    <meta:editing-duration>P6DT23H22M42S</meta:editing-duration>
    <meta:editing-cycles>27</meta:editing-cycles>
    <meta:generator>LibreOffice/4.2.8.2$Linux_X86_64 LibreOffice_project/420m0$Build-2</meta:generator>
    <meta:document-statistic meta:table-count="7" meta:cell-count="39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933cm" svg:height="14.782cm" xlink:href=".." xlink:type="simple" chart:class="chart:circle" chart:style-name="ch1">
        <chart:legend chart:legend-position="end" svg:x="24.808cm" svg:y="3.357cm" style:legend-expansion="high" chart:style-name="ch2"/>
        <chart:plot-area chart:style-name="ch3" table:cell-range-address="D_Yaw.B7:D_Yaw.B22" svg:x="0.518cm" svg:y="0.295cm" svg:width="23.772cm" svg:height="14.192cm">
          <chartooo:coordinate-region svg:x="5.308cm" svg:y="0.296cm" svg:width="14.191cm" svg:height="14.1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_Yaw.B7:D_Yaw.B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.502966">
                <text:p>254.502966</text:p>
                <draw:g>
                  <svg:desc>D_Yaw.B7:D_Yaw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480427">
                <text:p>14.480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13879">
                <text:p>11.13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683">
                <text:p>8.5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9100000000001">
                <text:p>6.591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9100000000001">
                <text:p>6.591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683">
                <text:p>8.56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3879">
                <text:p>11.13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80427">
                <text:p>14.4804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6cm" svg:y="4.201cm" style:legend-expansion="high" chart:style-name="ch2"/>
        <chart:plot-area chart:style-name="ch3" table:cell-range-address="Dist.C7:Dist.C28" chart:data-source-has-labels="row" svg:x="0.32cm" svg:y="0.18cm" svg:width="13.256cm" svg:height="8.64cm">
          <chartooo:coordinate-region svg:x="0.941cm" svg:y="0.379cm" svg:width="12.63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st.C8:Dist.C28" chart:label-cell-address="Dist.C7:Dist.C7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  <draw:g>
                  <svg:desc>Dist.C7:Dist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4">
                <text:p>0.414</text:p>
                <draw:g>
                  <svg:desc>Dist.C8:Dist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2519999999999">
                <text:p>0.90251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789736">
                <text:p>1.4789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59188848">
                <text:p>2.159188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6184284064">
                <text:p>2.96184284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089745519552">
                <text:p>3.9089745519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2658997130713">
                <text:p>5.02658997130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4537616614242">
                <text:p>6.34537616614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0154387604805">
                <text:p>7.90154387604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7378217737367">
                <text:p>9.7378217737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9046296930093">
                <text:p>11.90462969300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461463037751">
                <text:p>14.461463037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4785263845461">
                <text:p>17.4785263845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0386611337645">
                <text:p>21.0386611337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2396201378421">
                <text:p>25.23962013784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1967517626536">
                <text:p>30.1967517626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0461670799313">
                <text:p>36.0461670799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9484771543189">
                <text:p>42.9484771543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.0932030420963">
                <text:p>51.09320304209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7039795896736">
                <text:p>60.7039795896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.0446959158149">
                <text:p>72.04469591581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875cm" svg:y="0.466cm" style:legend-expansion="high" chart:style-name="ch2"/>
        <chart:plot-area chart:style-name="ch3" table:cell-range-address="Theta.C7:Theta.C22" svg:x="0.32cm" svg:y="0.18cm" svg:width="14.235cm" svg:height="8.64cm">
          <chartooo:coordinate-region svg:x="3.118cm" svg:y="0.181cm" svg:width="8.639cm" svg:height="8.6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heta.C7:Theta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">
                <text:p>248</text:p>
                <draw:g>
                  <svg:desc>Theta.C7:Theta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875cm" svg:y="0.466cm" style:legend-expansion="high" chart:style-name="ch2"/>
        <chart:plot-area chart:style-name="ch3" table:cell-range-address="D_Phi.B7:D_Phi.B22" svg:x="0.32cm" svg:y="0.18cm" svg:width="14.235cm" svg:height="8.64cm">
          <chartooo:coordinate-region svg:x="3.118cm" svg:y="0.181cm" svg:width="8.639cm" svg:height="8.6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_Phi.B7:D_Phi.B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4.625118485447">
                <text:p>304.625118485447</text:p>
                <draw:g>
                  <svg:desc>D_Phi.B7:D_Phi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67349473340533">
                <text:p>8.67349473340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2201917747872">
                <text:p>6.22201917747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6342839130468">
                <text:p>4.46342839130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01885503088">
                <text:p>3.201885503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96904952">
                <text:p>2.296904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7708">
                <text:p>1.647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47708">
                <text:p>1.647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96904952">
                <text:p>2.296904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01885503088">
                <text:p>3.201885503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6342839130468">
                <text:p>4.46342839130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2201917747872">
                <text:p>6.22201917747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7349473340533">
                <text:p>8.673494733405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07cm" svg:y="4.201cm" style:legend-expansion="high" chart:style-name="ch2"/>
        <chart:plot-area chart:style-name="ch3" table:cell-range-address="N_I_V.C7:N_I_V.C16" chart:data-source-has-labels="row" svg:x="0.32cm" svg:y="0.18cm" svg:width="14.367cm" svg:height="8.64cm">
          <chartooo:coordinate-region svg:x="0.941cm" svg:y="0.379cm" svg:width="13.74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_I_V.C8:N_I_V.C16" chart:label-cell-address="N_I_V.C7:N_I_V.C7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N_I_V.C7:N_I_V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_I_V.C8:N_I_V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3">
                <text:p>0.4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93093">
                <text:p>1.1793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239261433">
                <text:p>2.1239261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284420038973">
                <text:p>3.4284420038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2997840738217">
                <text:p>5.22997840738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1790018059478">
                <text:p>7.717900180594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1537201494014">
                <text:p>11.1537201494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985875263233">
                <text:p>15.89858752632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N_D_V.C7:N_D_V.C15" chart:data-source-has-labels="row" svg:x="0.32cm" svg:y="0.18cm" svg:width="13.467cm" svg:height="8.64cm">
          <chartooo:coordinate-region svg:x="0.862cm" svg:y="0.379cm" svg:width="12.92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_D_V.C8:N_D_V.C15" chart:label-cell-address="N_D_V.C7:N_D_V.C7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 V</text:p>
                <draw:g>
                  <svg:desc>N_D_V.C7:N_D_V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96976">
                <text:p>-2.96976</text:p>
                <draw:g>
                  <svg:desc>N_D_V.C8:N_D_V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152">
                <text:p>-1.9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04">
                <text:p>-1.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152">
                <text:p>1.91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D_Phi.D8:D_Phi.D14 D_Phi.C15:D_Phi.C22" chart:data-source-has-labels="column" svg:x="0.32cm" svg:y="0.18cm" svg:width="12.508cm" svg:height="8.64cm">
          <chartooo:coordinate-region svg:x="0.941cm" svg:y="0.379cm" svg:width="11.887cm" svg:height="7.794cm"/>
          <chart:axis chart:dimension="x" chart:name="primary-x" chart:style-name="ch4" chartooo:axis-type="auto">
            <chartooo:date-scale/>
            <chart:categories table:cell-range-address="D_Phi.D8:D_Phi.D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_Phi.C15:D_Phi.C22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_Phi.D8:D_Phi.D14</svg:desc>
                </draw:g>
              </table:table-cell>
              <table:table-cell office:value-type="float" office:value="0">
                <text:p>0</text:p>
                <draw:g>
                  <svg:desc>D_Phi.C15:D_Phi.C2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829708">
                <text:p>2.8297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.126612952">
                <text:p>5.1266129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.328498455088">
                <text:p>8.3284984550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.7919268463927">
                <text:p>12.79192684639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9.0139460238714">
                <text:p>19.0139460238714</text:p>
              </table:table-cell>
            </table:table-row>
            <table:table-row>
              <table:table-cell office:value-type="string"/>
              <table:table-cell office:value-type="float" office:value="27.6874407572767">
                <text:p>27.68744075727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